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e0b3"/>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style:style>
    <style:style style:name="P4" style:family="paragraph" style:parent-style-name="Standard">
      <style:paragraph-properties fo:line-height="200%"/>
      <style:text-properties officeooo:paragraph-rsid="000422a1"/>
    </style:style>
    <style:style style:name="P5" style:family="paragraph" style:parent-style-name="Standard">
      <style:paragraph-properties fo:line-height="200%"/>
      <style:text-properties officeooo:paragraph-rsid="0009873d"/>
    </style:style>
    <style:style style:name="P6" style:family="paragraph" style:parent-style-name="Standard">
      <style:paragraph-properties fo:line-height="200%"/>
      <style:text-properties officeooo:paragraph-rsid="000f8164"/>
    </style:style>
    <style:style style:name="P7" style:family="paragraph" style:parent-style-name="Standard">
      <style:paragraph-properties fo:line-height="200%"/>
      <style:text-properties officeooo:paragraph-rsid="0011783b"/>
    </style:style>
    <style:style style:name="P8" style:family="paragraph" style:parent-style-name="Standard">
      <style:paragraph-properties fo:line-height="200%"/>
      <style:text-properties officeooo:paragraph-rsid="001c56b6"/>
    </style:style>
    <style:style style:name="P9" style:family="paragraph" style:parent-style-name="Standard">
      <style:paragraph-properties fo:line-height="200%"/>
      <style:text-properties officeooo:paragraph-rsid="001fd2cc"/>
    </style:style>
    <style:style style:name="P10" style:family="paragraph" style:parent-style-name="Standard">
      <style:paragraph-properties fo:line-height="100%"/>
    </style:style>
    <style:style style:name="P11" style:family="paragraph" style:parent-style-name="Standard">
      <style:paragraph-properties fo:line-height="100%"/>
      <style:text-properties officeooo:paragraph-rsid="000422a1"/>
    </style:style>
    <style:style style:name="P12" style:family="paragraph" style:parent-style-name="Standard">
      <style:text-properties officeooo:paragraph-rsid="000a787a"/>
    </style:style>
    <style:style style:name="P13" style:family="paragraph" style:parent-style-name="Standard">
      <style:paragraph-properties fo:line-height="200%"/>
      <style:text-properties officeooo:rsid="00152a43" officeooo:paragraph-rsid="00152a43"/>
    </style:style>
    <style:style style:name="P14" style:family="paragraph" style:parent-style-name="Standard">
      <style:paragraph-properties fo:line-height="200%"/>
      <style:text-properties officeooo:rsid="0015330b" officeooo:paragraph-rsid="0015330b"/>
    </style:style>
    <style:style style:name="P15" style:family="paragraph" style:parent-style-name="Standard">
      <style:paragraph-properties fo:line-height="200%"/>
      <style:text-properties officeooo:rsid="00165ca7" officeooo:paragraph-rsid="00165ca7"/>
    </style:style>
    <style:style style:name="P16" style:family="paragraph" style:parent-style-name="Standard">
      <style:paragraph-properties fo:line-height="200%"/>
      <style:text-properties officeooo:rsid="0016d688" officeooo:paragraph-rsid="0016d688"/>
    </style:style>
    <style:style style:name="P17" style:family="paragraph" style:parent-style-name="Standard">
      <style:paragraph-properties fo:line-height="200%"/>
      <style:text-properties officeooo:rsid="00185b1e" officeooo:paragraph-rsid="00185b1e"/>
    </style:style>
    <style:style style:name="P18" style:family="paragraph" style:parent-style-name="Standard">
      <style:paragraph-properties fo:line-height="200%"/>
      <style:text-properties officeooo:rsid="00194a60" officeooo:paragraph-rsid="00194a60"/>
    </style:style>
    <style:style style:name="P19" style:family="paragraph" style:parent-style-name="Standard">
      <style:paragraph-properties fo:line-height="200%"/>
      <style:text-properties officeooo:rsid="001a5ae0" officeooo:paragraph-rsid="001a5ae0"/>
    </style:style>
    <style:style style:name="P20" style:family="paragraph" style:parent-style-name="Standard">
      <style:text-properties fo:font-weight="bold" officeooo:paragraph-rsid="000a787a" style:font-weight-asian="bold" style:font-weight-complex="bold"/>
    </style:style>
    <style:style style:name="P21" style:family="paragraph" style:parent-style-name="Standard">
      <style:paragraph-properties fo:margin-top="0in" fo:margin-bottom="0.0028in" style:contextual-spacing="false" fo:text-align="center" style:justify-single-word="false"/>
      <style:text-properties fo:font-size="28pt" fo:font-weight="bold" officeooo:paragraph-rsid="0001e0b3" style:font-size-asian="28pt" style:font-weight-asian="bold" style:font-name-complex="Calibri" style:font-size-complex="28pt"/>
    </style:style>
    <style:style style:name="P22" style:family="paragraph" style:parent-style-name="Standard">
      <style:paragraph-properties fo:margin-top="0in" fo:margin-bottom="0.0028in" style:contextual-spacing="false" fo:text-align="center" style:justify-single-word="false"/>
      <style:text-properties officeooo:paragraph-rsid="0001e0b3"/>
    </style:style>
    <style:style style:name="P23" style:family="paragraph" style:parent-style-name="Standard">
      <style:paragraph-properties fo:margin-top="0in" fo:margin-bottom="0.0028in" style:contextual-spacing="false" fo:text-align="center" style:justify-single-word="false"/>
      <style:text-properties fo:font-size="12pt" fo:font-weight="bold" officeooo:paragraph-rsid="0001e0b3" style:font-size-asian="12pt" style:font-weight-asian="bold" style:font-name-complex="Calibri" style:font-size-complex="12pt"/>
    </style:style>
    <style:style style:name="P24" style:family="paragraph" style:parent-style-name="Standard" style:master-page-name="First_20_Page">
      <style:paragraph-properties fo:margin-top="0in" fo:margin-bottom="0.0028in" style:contextual-spacing="false" fo:text-align="center" style:justify-single-word="false" style:page-number="auto"/>
      <style:text-properties fo:font-size="28pt" fo:font-weight="bold" officeooo:paragraph-rsid="0001e0b3" style:font-size-asian="28pt" style:font-weight-asian="bold" style:font-name-complex="Calibri" style:font-size-complex="28pt"/>
    </style:style>
    <style:style style:name="P25" style:family="paragraph" style:parent-style-name="Standard">
      <style:paragraph-properties fo:margin-top="0in" fo:margin-bottom="0.028in" style:contextual-spacing="false" fo:text-align="center" style:justify-single-word="false"/>
      <style:text-properties officeooo:paragraph-rsid="0001e0b3"/>
    </style:style>
    <style:style style:name="P26" style:family="paragraph" style:parent-style-name="Standard">
      <style:paragraph-properties fo:margin-top="0in" fo:margin-bottom="0.028in" style:contextual-spacing="false" fo:text-align="center" style:justify-single-word="false"/>
      <style:text-properties fo:color="#333333" fo:font-size="12pt" officeooo:paragraph-rsid="0001e0b3" fo:background-color="#ffffff" style:font-size-asian="12pt" style:font-name-complex="Calibri" style:font-size-complex="12pt"/>
    </style:style>
    <style:style style:name="P27" style:family="paragraph" style:parent-style-name="Standard">
      <style:paragraph-properties fo:margin-top="0in" fo:margin-bottom="0.028in" style:contextual-spacing="false" fo:text-align="center" style:justify-single-word="false"/>
      <style:text-properties fo:color="#333333" fo:font-size="12pt" fo:font-weight="bold" officeooo:paragraph-rsid="0001e0b3" fo:background-color="#ffffff" style:font-size-asian="12pt" style:font-weight-asian="bold" style:font-name-complex="Calibri" style:font-size-complex="12pt"/>
    </style:style>
    <style:style style:name="P28" style:family="paragraph" style:parent-style-name="Standard">
      <style:paragraph-properties fo:line-height="100%" fo:text-align="start" style:justify-single-word="false" fo:break-before="page"/>
      <style:text-properties officeooo:paragraph-rsid="000a787a"/>
    </style:style>
    <style:style style:name="P29" style:family="paragraph" style:parent-style-name="Standard">
      <style:paragraph-properties fo:line-height="100%" fo:text-align="start" style:justify-single-word="false" fo:break-before="page"/>
      <style:text-properties fo:font-style="normal" fo:font-weight="bold" officeooo:paragraph-rsid="001e7612" style:font-style-asian="normal" style:font-weight-asian="bold" style:font-style-complex="normal" style:font-weight-complex="bold"/>
    </style:style>
    <style:style style:name="P30" style:family="paragraph" style:parent-style-name="Standard">
      <style:paragraph-properties fo:text-align="start" style:justify-single-word="false" fo:break-before="page"/>
      <style:text-properties officeooo:paragraph-rsid="00025e2e"/>
    </style:style>
    <style:style style:name="P31" style:family="paragraph" style:parent-style-name="Header">
      <style:paragraph-properties fo:text-align="end" style:justify-single-word="false"/>
      <style:text-properties officeooo:rsid="00025e2e" officeooo:paragraph-rsid="00025e2e"/>
    </style:style>
    <style:style style:name="T1" style:family="text">
      <style:text-properties fo:font-size="28pt" fo:font-weight="bold" style:font-size-asian="28pt" style:font-weight-asian="bold" style:font-name-complex="Calibri" style:font-size-complex="28pt"/>
    </style:style>
    <style:style style:name="T2" style:family="text">
      <style:text-properties fo:font-size="28pt" style:font-size-asian="28pt" style:font-name-complex="Calibri" style:font-size-complex="28pt" style:font-weight-complex="normal"/>
    </style:style>
    <style:style style:name="T3" style:family="text">
      <style:text-properties fo:color="#333333" fo:font-size="12pt" fo:background-color="#ffffff" loext:char-shading-value="0" style:font-size-asian="12pt" style:font-name-complex="Calibri" style:font-size-complex="12pt"/>
    </style:style>
    <style:style style:name="T4" style:family="text">
      <style:text-properties fo:color="#333333" fo:font-size="12pt" officeooo:rsid="0001e0b3" fo:background-color="#ffffff" loext:char-shading-value="0" style:font-size-asian="12pt" style:font-name-complex="Calibri" style:font-size-complex="12pt"/>
    </style:style>
    <style:style style:name="T5" style:family="text">
      <style:text-properties fo:color="#333333" style:text-position="super 58%" fo:font-size="12pt" fo:background-color="#ffffff" loext:char-shading-value="0" style:font-size-asian="12pt" style:font-name-complex="Calibri" style:font-size-complex="12pt"/>
    </style:style>
    <style:style style:name="T6" style:family="text">
      <style:text-properties fo:color="#333333" fo:font-size="16pt" fo:font-weight="bold" fo:background-color="#ffffff" loext:char-shading-value="0" style:font-size-asian="16pt" style:font-weight-asian="bold" style:font-name-complex="Calibri" style:font-size-complex="16pt"/>
    </style:style>
    <style:style style:name="T7" style:family="text">
      <style:text-properties fo:color="#333333" fo:font-size="16pt" fo:font-weight="bold" officeooo:rsid="0001e0b3" fo:background-color="#ffffff" loext:char-shading-value="0" style:font-size-asian="16pt" style:font-weight-asian="bold" style:font-name-complex="Calibri" style:font-size-complex="16pt"/>
    </style:style>
    <style:style style:name="T8" style:family="text">
      <style:text-properties officeooo:rsid="00025e2e"/>
    </style:style>
    <style:style style:name="T9" style:family="text">
      <style:text-properties officeooo:rsid="0007d814"/>
    </style:style>
    <style:style style:name="T10" style:family="text">
      <style:text-properties officeooo:rsid="0011783b"/>
    </style:style>
    <style:style style:name="T11" style:family="text">
      <style:text-properties officeooo:rsid="0015330b"/>
    </style:style>
    <style:style style:name="T12" style:family="text">
      <style:text-properties officeooo:rsid="0016d688"/>
    </style:style>
    <style:style style:name="T13" style:family="text">
      <style:text-properties officeooo:rsid="001c56b6"/>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e76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oft-page-break/></text:p>
      <text:p text:style-name="P21"/>
      <text:p text:style-name="P21"/>
      <text:p text:style-name="P21"/>
      <text:p text:style-name="P21"/>
      <text:p text:style-name="P22"><text:span text:style-name="T1">Gardening Application</text:span></text:p>
      <text:p text:style-name="P23"/>
      <text:p text:style-name="P2">Joseph Podnar – jspodnar</text:p>
      <text:p text:style-name="P2">Wenchao Wang – LibertyLocked</text:p>
      <text:p text:style-name="P2">Glenn Selker – <text:s/>grselker</text:p>
      <text:p text:style-name="P2">Muneeb Alvi - mra48</text:p>
      <text:p text:style-name="P2">Charles Smith - chuckie512 </text:p>
      <text:p text:style-name="P26"/>
      <text:p text:style-name="P26"/>
      <text:p text:style-name="P25"><text:span text:style-name="T3">July </text:span><text:span text:style-name="T4">22</text:span><text:span text:style-name="T5">th</text:span><text:span text:style-name="T3">, 2015</text:span></text:p>
      <text:p text:style-name="P27"/>
      <text:p text:style-name="P25"><text:span text:style-name="T6">CS 1530 SPRINT </text:span><text:span text:style-name="T7">4</text:span><text:span text:style-name="T6"> DELIVERABLE</text:span></text:p>
      <text:p text:style-name="P1"/>
      <text:p text:style-name="P30"><text:span text:style-name="T1">Project Process and Progress</text:span></text:p>
      <text:p text:style-name="P11"><text:span text:style-name="T8"><text:tab/></text:span></text:p>
      <text:p text:style-name="P4"><text:span text:style-name="T8"><text:tab/>The fourth and final sprint presented some of the greatest challenges of the semester. The two main challenges for this sprint were managing scope and the disappearance of our scrum master, Joseph Podnar, and then additional conflicts arose concerning specific features. The sprint meeting for Sprint 4 took place two days in, on Friday July 10, and by this time, we had merged several Sprint 4 pull requests. The sprint meeting did not take as long as others because there were several user <text:s/>stories from Sprint 3 that we agreed had to get done in Sprint 4. By the end of Sprint 3, we had a species list and a visualization of the garden but we did not have any interaction between the two – you could not yet add a plant from the list into the garden, and you also could not create a new species or edit existing species. Most of the user stories for Sprint 4 are related to those features. In the sprint planning meeting, we also discussed that we needed to compile information on about twenty-five species and add them to the species list, and we divided up the plants among three of the team members. Additionally, we planned to have Joseph finish the feature to notify the user's Google Calendar with events including when to plant, prune, and harvest different plants. We also agreed that we would not be able to complete the user story of having the application produce garden layouts for future years based on the perennials in the garden. Unfortunately, that sprint meeting was the last time Joseph was seen or heard from.</text:span></text:p>
      <text:p text:style-name="P5"><text:tab/><text:span text:style-name="T9">During Sprint 4, our team was able to get the application to the point where you can create a new species and fill out all the necessary information. You can also select and view or edit existing species from a list of species. From viewing a species, you can add a plant of that species to the visualization of the garden. In the garden visualization, you can select existing plants and move, remove, or add another plant of the same species to the garden visualization. While the button panel in the garden visualization used to add and move plants is somewhat clunky, it does its job. </text:span></text:p>
      <text:p text:style-name="P7"><text:soft-page-break/><text:tab/><text:span text:style-name="T10">Some minor disagreements did occur during Sprint 4 over a new feature that needed to be added and about the internal quality of the code. One feature that needed to be added was a way for the user to enter a color for a species. Originally, we thought that we could make a color picker and have a really pretty user experience. As the end of the sprint came nearer, we realized that this would not be possible. There was a disagreement over whether the colors should be picked from a list of colors or entered in hexadecimal or in RGB. We ended up using hexadecimal because it was the simplest way to implement the feature. One of the team members had a complaint over the internal code quality, and it led to a disagreement over how much of the application code could reasonably be improved while important features needed to be added. The result was that the member with the complaint was able to make a small change to the way the application was initialized that made it much easier to test having existing plants in the garden when the application <text:s/>started. </text:span></text:p>
      <text:p text:style-name="P6"><text:span text:style-name="T9"><text:tab/>The application is at a point where it is usable but does not have all the features that our customer was hoping for. <text:s/>After over a week of non-responsiveness from Joseph, Glenn contacted the customer about the current state of the application. He described the features that were present in the application and some of the customer's desired features that were not present. He also attached several screenshots of application and asked for the customer's opinion and feedback on the application. Unfortunately, the customer has not responded yet. </text:span></text:p>
      <text:p text:style-name="P28"><text:span text:style-name="T1">Completed User Stories</text:span></text:p>
      <text:p text:style-name="P10"/>
      <text:p text:style-name="P3">As a user</text:p>
      <text:p text:style-name="P3">I want a species of a plant to pop up when I tap it in the garden</text:p>
      <text:p text:style-name="P3">So that I can tell what species it is.</text:p>
      <text:p text:style-name="P15">Difficulty: <text:span text:style-name="T12">2</text:span></text:p>
      <text:p text:style-name="P3"></text:p>
      <text:p text:style-name="P3">As a user – <text:span text:style-name="T10">dropped because of troubles</text:span></text:p>
      <text:p text:style-name="P3">I want the menu bar to have a species list option</text:p>
      <text:p text:style-name="P3">So that I can navigate to a list of species.</text:p>
      <text:p text:style-name="P3"/>
      <text:p text:style-name="P3">As a user – <text:span text:style-name="T10">dropped because out of time</text:span></text:p>
      <text:p text:style-name="P3">I want the main activity to have a clear garden option</text:p>
      <text:p text:style-name="P3">So that I can reset the whole garden design for the current year</text:p>
      <text:p text:style-name="P3"/>
      <text:p text:style-name="P3">As a user</text:p>
      <text:p text:style-name="P3">I want a long press to pop up a panel on the right hand side</text:p>
      <text:p text:style-name="P3">So that I can have more information and options about the plant</text:p>
      <text:p text:style-name="P15">Difficulty: 8</text:p>
      <text:p text:style-name="P15"/>
      <text:p text:style-name="P3">As a user</text:p>
      <text:p text:style-name="P3">I want a cancel button on the pop up panel</text:p>
      <text:p text:style-name="P3">So that I can go back to the garden without changing anything</text:p>
      <text:p text:style-name="P16">Difficulty: 2</text:p>
      <text:p text:style-name="P3"><text:soft-page-break/>As a user</text:p>
      <text:p text:style-name="P3">I want a confirm button on the pop up panel</text:p>
      <text:p text:style-name="P3">so that I can <text:span text:style-name="T12">confirm the that</text:span> changes I made</text:p>
      <text:p text:style-name="P17">Difficulty: 2</text:p>
      <text:p text:style-name="P17"/>
      <text:p text:style-name="P3">As a user</text:p>
      <text:p text:style-name="P3">I want an add another button on the pop up panel</text:p>
      <text:p text:style-name="P3">so that I can add another plant of the selected species</text:p>
      <text:p text:style-name="P18">Difficulty: 4</text:p>
      <text:p text:style-name="P3"></text:p>
      <text:p text:style-name="P13">As a user</text:p>
      <text:p text:style-name="P13">I want to be able to select an existing plant from the garden</text:p>
      <text:p text:style-name="P13">so that I can move <text:span text:style-name="T11">it to another location in the garden.</text:span></text:p>
      <text:p text:style-name="P19">Difficulty: 2</text:p>
      <text:p text:style-name="P19"/>
      <text:p text:style-name="P14">As a user</text:p>
      <text:p text:style-name="P14">I want a remove button on the pop up panel </text:p>
      <text:p text:style-name="P14">so that I can remove existing plants from the garden.</text:p>
      <text:p text:style-name="P8"><text:span text:style-name="T13">Difficulty: 4</text:span></text:p>
      <text:p text:style-name="P12"/>
      <text:p text:style-name="P20">The code for this project can be located at the following address:</text:p>
      <text:p text:style-name="P20"><text:tab/><text:a xlink:type="simple" xlink:href="https://github.com/cs1530-group1/garden_app/"><text:span text:style-name="T14">https://github.com/cs1530-group1/garden_app/</text:span></text:a></text:p>
      <text:p text:style-name="P20"/>
      <text:p text:style-name="P29"><text:span text:style-name="T2">User Story Choice</text:span></text:p>
      <text:p text:style-name="Standard"/>
      <text:p text:style-name="P9"><text:tab/><text:span text:style-name="T15">With our scrum master missing in action and the customer not responding, our team decided to focus on the basics. We knew that the user had to be able to add new species to the list of species and add plants to the garden visualization and move existing plants in the garden visualization. We focused on user stories pertaining to these basic operations. This sprint definitely focused on completing user stories that would make the garden the most usable. If we had focused on date tracking and calendar events, the gardening application would exist, but there would not be much to actually do with it that the user could not do by manually entering events in a Google Calendar. </text:span></text:p>
      <text:p text:style-name="P9"><text:span text:style-name="T15"><text:tab/>Towards the end of the sprint, we realized that we would could not complete all of our user stories, and we decided to completely eliminate ones having to do with updating the customer's Google Calendar. This was being developed completely by Joseph, and since we were already in a time crunch to get the other user stories, we abandoned this feature completely for Sprint 4. Also, the user was supposed to be able to set certain dates, like the planting date, pruning date, and harvesting date for plants. This information could have been displayed without having the Google Calendar events, but due to time constraints, we decided not to do the user stories pertaining to adding and displaying any date information. There were also some user stories to have the garden visualization activity link to activities to view the information of a plant in the garden or to view the whole list of species. We implemented these user stories, but testing found that they were causing a serious performance issue, and these features were removed from the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nimbussansl, liberationsans, freesans, clean, sans-serif,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25e2e" officeooo:paragraph-rsid="00025e2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Gardening Application <text:page-number text:select-page="current">5</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1T12:23:47.898754570</meta:creation-date>
    <dc:date>2015-07-21T21:35:43.412679474</dc:date>
    <meta:editing-duration>PT9H10M13S</meta:editing-duration>
    <meta:editing-cycles>24</meta:editing-cycles>
    <meta:generator>LibreOffice/4.2.8.2$Linux_X86_64 LibreOffice_project/420m0$Build-2</meta:generator>
    <meta:document-statistic meta:table-count="0" meta:image-count="0" meta:object-count="0" meta:page-count="7" meta:paragraph-count="57" meta:word-count="1266" meta:character-count="7055" meta:non-whitespace-character-count="5804"/>
  </office:meta>
</office:document-meta>
</file>